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text:style-name="WW_CharLFO3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1666in" fo:line-height="150%"/>
      <style:text-properties style:font-name="Calibri" style:font-name-complex="Calibri" fo:font-weight="bold" style:font-weight-asian="bold" style:font-weight-complex="bold"/>
    </style:style>
    <style:style style:name="P2" style:parent-style-name="Normal" style:family="paragraph">
      <style:paragraph-properties fo:text-align="justify" fo:margin-top="0.1666in" fo:line-height="150%"/>
      <style:text-properties style:font-name="Calibri" style:font-name-complex="Calibri"/>
    </style:style>
    <style:style style:name="P3" style:parent-style-name="Normal" style:family="paragraph">
      <style:paragraph-properties fo:text-align="justify" fo:margin-top="0.0416in" fo:margin-bottom="0.0416in" style:line-height-at-least="0.25in"/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4" style:parent-style-name="Normal" style:family="paragraph">
      <style:paragraph-properties fo:text-align="justify" fo:margin-bottom="0in" style:line-height-at-least="0.25in"/>
    </style:style>
    <style:style style:name="T5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6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7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8" style:parent-style-name="Normal" style:list-style-name="LFO1" style:family="paragraph">
      <style:paragraph-properties fo:text-align="justify" fo:margin-bottom="0in" style:line-height-at-least="0.25in"/>
    </style:style>
    <style:style style:name="T9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10" style:parent-style-name="Normal" style:list-style-name="LFO1" style:family="paragraph">
      <style:paragraph-properties fo:text-align="justify" fo:margin-bottom="0in" style:line-height-at-least="0.25in"/>
    </style:style>
    <style:style style:name="T11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12" style:parent-style-name="Normal" style:list-style-name="LFO1" style:family="paragraph">
      <style:paragraph-properties fo:text-align="justify" fo:margin-bottom="0in" style:line-height-at-least="0.25in"/>
    </style:style>
    <style:style style:name="T13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14" style:parent-style-name="Normal" style:family="paragraph">
      <style:paragraph-properties fo:text-align="justify" fo:margin-top="0.0416in" fo:margin-bottom="0.0416in" style:line-height-at-least="0.25in"/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15" style:parent-style-name="Normal" style:family="paragraph">
      <style:paragraph-properties fo:text-align="justify" fo:margin-bottom="0in" style:line-height-at-least="0.25in"/>
    </style:style>
    <style:style style:name="T16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P17" style:parent-style-name="Normal" style:list-style-name="LFO6" style:family="paragraph">
      <style:paragraph-properties fo:text-align="justify" fo:margin-bottom="0in" style:line-height-at-least="0.25in"/>
    </style:style>
    <style:style style:name="T18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P19" style:parent-style-name="Normal" style:list-style-name="LFO6" style:family="paragraph">
      <style:paragraph-properties fo:text-align="justify" fo:margin-bottom="0in" style:line-height-at-least="0.25in"/>
    </style:style>
    <style:style style:name="T20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P21" style:parent-style-name="Normal" style:list-style-name="LFO6" style:family="paragraph">
      <style:paragraph-properties fo:text-align="justify" fo:margin-bottom="0in" style:line-height-at-least="0.25in"/>
    </style:style>
    <style:style style:name="T22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P23" style:parent-style-name="Normal" style:list-style-name="LFO6" style:family="paragraph">
      <style:paragraph-properties fo:text-align="justify" fo:margin-bottom="0in" style:line-height-at-least="0.25in"/>
    </style:style>
    <style:style style:name="T24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P25" style:parent-style-name="Normal" style:list-style-name="LFO6" style:family="paragraph">
      <style:paragraph-properties fo:text-align="justify" fo:margin-bottom="0in" style:line-height-at-least="0.25in"/>
    </style:style>
    <style:style style:name="T26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P27" style:parent-style-name="Normal" style:list-style-name="LFO6" style:family="paragraph">
      <style:paragraph-properties fo:text-align="justify" fo:margin-bottom="0in" style:line-height-at-least="0.25in"/>
    </style:style>
    <style:style style:name="T28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T29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T30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P31" style:parent-style-name="Normal" style:list-style-name="LFO6" style:family="paragraph">
      <style:paragraph-properties fo:text-align="justify" fo:margin-bottom="0in" style:line-height-at-least="0.25in"/>
    </style:style>
    <style:style style:name="T32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P33" style:parent-style-name="Normal" style:list-style-name="LFO6" style:family="paragraph">
      <style:paragraph-properties fo:text-align="justify" fo:margin-bottom="0in" style:line-height-at-least="0.25in"/>
    </style:style>
    <style:style style:name="T34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P35" style:parent-style-name="Normal" style:list-style-name="LFO6" style:family="paragraph">
      <style:paragraph-properties fo:text-align="justify" fo:margin-bottom="0in" style:line-height-at-least="0.25in"/>
    </style:style>
    <style:style style:name="T36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P37" style:parent-style-name="Normal" style:list-style-name="LFO6" style:family="paragraph">
      <style:paragraph-properties fo:text-align="justify" fo:margin-bottom="0in" style:line-height-at-least="0.25in"/>
    </style:style>
    <style:style style:name="T38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P39" style:parent-style-name="Normal" style:list-style-name="LFO6" style:family="paragraph">
      <style:paragraph-properties fo:text-align="justify" fo:margin-bottom="0in" style:line-height-at-least="0.25in"/>
    </style:style>
    <style:style style:name="T40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P41" style:parent-style-name="Normal" style:list-style-name="LFO6" style:family="paragraph">
      <style:paragraph-properties fo:text-align="justify" fo:margin-bottom="0in" style:line-height-at-least="0.25in"/>
    </style:style>
    <style:style style:name="T42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P43" style:parent-style-name="Normal" style:list-style-name="LFO6" style:family="paragraph">
      <style:paragraph-properties fo:text-align="justify" fo:margin-bottom="0in" style:line-height-at-least="0.25in"/>
    </style:style>
    <style:style style:name="T44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P45" style:parent-style-name="Normal" style:list-style-name="LFO6" style:family="paragraph">
      <style:paragraph-properties fo:text-align="justify" fo:margin-bottom="0in" style:line-height-at-least="0.25in"/>
    </style:style>
    <style:style style:name="T46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P47" style:parent-style-name="Normal" style:list-style-name="LFO6" style:family="paragraph">
      <style:paragraph-properties fo:text-align="justify" fo:margin-bottom="0in" style:line-height-at-least="0.25in"/>
    </style:style>
    <style:style style:name="T48" style:parent-style-name="DefaultParagraphFont" style:family="text">
      <style:text-properties style:font-name="Arial" style:font-name-asian="Times New Roman" style:font-name-complex="Arial" fo:color="#1F1F1F" style:letter-kerning="false" fo:font-size="12pt" style:font-size-asian="12pt" style:font-size-complex="12pt"/>
    </style:style>
    <style:style style:name="P49" style:parent-style-name="Normal" style:family="paragraph">
      <style:paragraph-properties fo:text-align="justify" fo:margin-top="0.0416in" fo:margin-bottom="0.0416in" style:line-height-at-least="0.25in"/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50" style:parent-style-name="Normal" style:list-style-name="LFO3" style:family="paragraph">
      <style:paragraph-properties fo:text-align="justify" fo:margin-bottom="0in" style:line-height-at-least="0.25in"/>
    </style:style>
    <style:style style:name="T51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52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53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54" style:parent-style-name="Normal" style:list-style-name="LFO3" style:family="paragraph">
      <style:paragraph-properties fo:text-align="justify" fo:margin-bottom="0in" style:line-height-at-least="0.25in"/>
    </style:style>
    <style:style style:name="T55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56" style:parent-style-name="Normal" style:list-style-name="LFO3" style:family="paragraph">
      <style:paragraph-properties fo:text-align="justify" fo:margin-bottom="0in" style:line-height-at-least="0.25in"/>
    </style:style>
    <style:style style:name="T57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58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59" style:parent-style-name="Normal" style:list-style-name="LFO3" style:family="paragraph">
      <style:paragraph-properties fo:text-align="justify" fo:margin-bottom="0in" style:line-height-at-least="0.25in"/>
    </style:style>
    <style:style style:name="T60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61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62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63" style:parent-style-name="Normal" style:family="paragraph">
      <style:paragraph-properties fo:text-align="justify" fo:margin-top="0.0416in" fo:margin-bottom="0.0416in" style:line-height-at-least="0.25in"/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64" style:parent-style-name="Normal" style:list-style-name="LFO4" style:family="paragraph">
      <style:paragraph-properties fo:text-align="justify" fo:margin-bottom="0in" style:line-height-at-least="0.25in"/>
    </style:style>
    <style:style style:name="T65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66" style:parent-style-name="Normal" style:list-style-name="LFO4" style:family="paragraph">
      <style:paragraph-properties fo:text-align="justify" fo:margin-bottom="0in" style:line-height-at-least="0.25in"/>
    </style:style>
    <style:style style:name="T67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68" style:parent-style-name="Normal" style:list-style-name="LFO4" style:family="paragraph">
      <style:paragraph-properties fo:text-align="justify" fo:margin-bottom="0in" style:line-height-at-least="0.25in"/>
    </style:style>
    <style:style style:name="T69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70" style:parent-style-name="Normal" style:family="paragraph">
      <style:paragraph-properties fo:text-align="justify" fo:margin-top="0.0416in" fo:margin-bottom="0.0416in" style:line-height-at-least="0.25in"/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71" style:parent-style-name="Normal" style:family="paragraph">
      <style:paragraph-properties fo:text-align="justify" fo:margin-bottom="0in" style:line-height-at-least="0.25in"/>
    </style:style>
    <style:style style:name="T72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73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74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75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76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77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78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79" style:parent-style-name="Normal" style:family="paragraph">
      <style:paragraph-properties fo:text-align="justify" fo:margin-bottom="0in" style:line-height-at-least="0.25in"/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80" style:parent-style-name="Normal" style:family="paragraph">
      <style:paragraph-properties fo:text-align="justify" fo:margin-bottom="0in" style:line-height-at-least="0.25in"/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81" style:parent-style-name="Normal" style:family="paragraph">
      <style:paragraph-properties fo:text-align="justify" fo:margin-bottom="0in" style:line-height-at-least="0.25in"/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82" style:parent-style-name="Normal" style:family="paragraph">
      <style:paragraph-properties fo:text-align="justify" fo:margin-top="0.0416in" fo:margin-bottom="0.0416in" style:line-height-at-least="0.25in"/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83" style:parent-style-name="Normal" style:family="paragraph">
      <style:paragraph-properties fo:text-align="justify" fo:margin-top="0.1666in" fo:line-height="150%"/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84" style:parent-style-name="ListParagraph" style:list-style-name="LFO3" style:family="paragraph">
      <style:paragraph-properties fo:text-align="justify" fo:margin-top="0.1666in" fo:line-height="150%"/>
      <style:text-properties style:font-name="Calibri" style:font-name-complex="Calibri"/>
    </style:style>
    <style:style style:name="P85" style:parent-style-name="ListParagraph" style:list-style-name="LFO3" style:family="paragraph">
      <style:paragraph-properties fo:text-align="justify" fo:margin-top="0.1666in" fo:line-height="150%"/>
      <style:text-properties style:font-name="Calibri" style:font-name-complex="Calibri"/>
    </style:style>
    <style:style style:name="P86" style:parent-style-name="Normal" style:family="paragraph">
      <style:paragraph-properties fo:text-align="justify" fo:margin-top="0.0416in" fo:margin-bottom="0.0416in" style:line-height-at-least="0.25in"/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P87" style:parent-style-name="Normal" style:family="paragraph">
      <style:paragraph-properties fo:text-align="justify" fo:margin-top="0.1666in" fo:line-height="150%"/>
    </style:style>
    <style:style style:name="T88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89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90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91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92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93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94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95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96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97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  <style:style style:name="T98" style:parent-style-name="DefaultParagraphFont" style:family="text">
      <style:text-properties style:font-name="Calibri" style:font-name-asian="Times New Roman" style:font-name-complex="Calibri" fo:color="#1F1F1F" style:letter-kerning="false" fo:font-size="12pt" style:font-size-asian="12pt" style:font-size-complex="12pt"/>
    </style:style>
  </office:automatic-styles>
  <office:body>
    <office:text text:use-soft-page-breaks="true">
      <text:p text:style-name="P1">Health Score Prediction using IoT &amp; ML</text:p>
      <text:p text:style-name="P2">This project harnesses the power of everyday IoT sensors – pulse oximeters, ECGs, and more to predict individual health scores. By feeding these real-time vital signs into intelligent ML algorithms, we unlock a proactive future where subtle health trends are identified before they evolve, empowering individuals to manage their well-being and healthcare professionals to intervene with precision. This, in essence, is where healthcare meets its data-powered future.</text:p>
      <text:h text:style-name="P3" text:outline-level="2">1. Objective:</text:h>
      <text:p text:style-name="P4"><text:span text:style-name="T5">To develop a personalized health score prediction system using Kaggle's Health</text:span><text:span text:style-name="T6"><text:s/></text:span><text:span text:style-name="T7">Score dataset and advanced machine learning algorithms. This system aims to:</text:span></text:p>
      <text:list text:style-name="LFO1" text:continue-numbering="true">
        <text:list-item>
          <text:p text:style-name="P8"><text:span text:style-name="T9">Continuously monitor vital signs such as pulse oximetry, ECG, SpO2, blood pressure, and body temperature (as available in the dataset).</text:span></text:p>
        </text:list-item>
        <text:list-item>
          <text:p text:style-name="P10"><text:span text:style-name="T11">Analyze these recordings in real-time to predict individual health scores.</text:span></text:p>
        </text:list-item>
        <text:list-item>
          <text:p text:style-name="P12"><text:span text:style-name="T13">Identify potential health risks based on score fluctuations, enabling proactive self-management and timely medical intervention.</text:span></text:p>
        </text:list-item>
      </text:list>
      <text:h text:style-name="P14" text:outline-level="2">2. Data Model:</text:h>
      <text:p text:style-name="P15"><text:span text:style-name="T16">Here are the models to be explored, each with its strengths and considerations for this project:</text:span></text:p>
      <text:list text:style-name="LFO6" text:continue-numbering="true">
        <text:list-item>
          <text:p text:style-name="P17"><text:span text:style-name="T18">Support Vector Machines (SVMs):</text:span></text:p>
          <text:list text:continue-numbering="true">
            <text:list-item>
              <text:p text:style-name="P19"><text:span text:style-name="T20">Excel at handling high-dimensional data and complex relationships between features.</text:span></text:p>
            </text:list-item>
            <text:list-item>
              <text:p text:style-name="P21"><text:span text:style-name="T22">Effective in tasks with clear decision boundaries, but might struggle with highly nonlinear relationships.</text:span></text:p>
            </text:list-item>
            <text:list-item>
              <text:p text:style-name="P23"><text:span text:style-name="T24">Careful kernel selection and hyperparameter tuning will be crucial for optimal performance.</text:span></text:p>
            </text:list-item>
            <text:list-item>
              <text:p text:style-name="P25"><text:span text:style-name="T26">In our training model the accuracy we got for SVM was 93.0475%</text:span></text:p>
            </text:list-item>
          </text:list>
        </text:list-item>
        <text:list-item>
          <text:p text:style-name="P27"><text:span text:style-name="T28">Random Forest</text:span><text:span text:style-name="T29"><text:s/>Classifier</text:span><text:span text:style-name="T30">:</text:span></text:p>
          <text:list text:continue-numbering="true">
            <text:list-item>
              <text:p text:style-name="P31"><text:span text:style-name="T32">An ensemble model that combines multiple decision trees, often robust to overfitting and noise in the data.</text:span></text:p>
            </text:list-item>
            <text:list-item>
              <text:p text:style-name="P33"><text:span text:style-name="T34">Can handle nonlinear relationships and feature interactions effectively.</text:span></text:p>
            </text:list-item>
            <text:list-item>
              <text:p text:style-name="P35"><text:span text:style-name="T36">Less sensitive to hyperparameter tuning compared to SVMs.</text:span></text:p>
            </text:list-item>
            <text:list-item>
              <text:p text:style-name="P37"><text:span text:style-name="T38">In our training model the accuracy we got for Random Forest Classifier was 100.0% which is not practically possible and we doesn’t consider this algorithm in this case.</text:span></text:p>
            </text:list-item>
          </text:list>
        </text:list-item>
        <text:list-item>
          <text:p text:style-name="P39"><text:span text:style-name="T40">Logistic Regression:</text:span></text:p>
          <text:list text:continue-numbering="true">
            <text:list-item>
              <text:p text:style-name="P41"><text:span text:style-name="T42">A classic model for binary classification, well-suited for predicting health scores as "low" or "high" (if applicable).</text:span></text:p>
            </text:list-item>
            <text:list-item>
              <text:p text:style-name="P43"><text:span text:style-name="T44">Interpretable results can provide insights into the relative importance of different sensor readings.</text:span></text:p>
            </text:list-item>
            <text:list-item>
              <text:p text:style-name="P45"><text:span text:style-name="T46">Might not capture complex nonlinear relationships as effectively as SVMs or Random Forests.</text:span></text:p>
            </text:list-item>
            <text:list-item>
              <text:p text:style-name="P47"><text:span text:style-name="T48">In our training model the accuracy we got for Logistic Regression was 71.1277%</text:span></text:p>
            </text:list-item>
          </text:list>
        </text:list-item>
      </text:list>
      <text:h text:style-name="P49" text:outline-level="2">3. Data Set from Kaggle HealthScore:</text:h>
      <text:list text:style-name="LFO3" text:continue-numbering="true">
        <text:list-item>
          <text:p text:style-name="P50"><text:span text:style-name="T51">Kaggle's HealthScore dataset</text:span><text:span text:style-name="T52"><text:s/></text:span><text:span text:style-name="T53">provides anonymized patient data with:<text:s/></text:span></text:p>
          <text:list text:continue-numbering="true">
            <text:list-item>
              <text:p text:style-name="P54"><text:span text:style-name="T55">Time-series measurements of pulse, ECG, SpO2, and blood pressure (systolic and diastolic).</text:span></text:p>
            </text:list-item>
            <text:list-item>
              <text:p text:style-name="P56"><text:span text:style-name="T57">Using this dataset where it has a health score label<text:s/></text:span><text:span text:style-name="T58">Corresponding health scores for each data point.</text:span></text:p>
            </text:list-item>
          </text:list>
        </text:list-item>
        <text:list-item>
          <text:p text:style-name="P59"><text:span text:style-name="T60">Size: The dataset contains approximately<text:s/></text:span><text:span text:style-name="T61">79540</text:span><text:span text:style-name="T62"><text:s/>data points (patient records) with varying lengths. Each data point comprises a sequence of sensor readings over time.</text:span></text:p>
        </text:list-item>
      </text:list>
      <text:h text:style-name="P63" text:outline-level="2">4. Data Training:</text:h>
      <text:list text:style-name="LFO4" text:continue-numbering="true">
        <text:list-item>
          <text:p text:style-name="P64"><text:span text:style-name="T65">Supervised Learning: The health scores serve as labels for the supervised learning process.</text:span></text:p>
        </text:list-item>
        <text:list-item>
          <text:p text:style-name="P66"><text:span text:style-name="T67">Train-Validation-Test Split: The data will be split into training, validation, and test sets for model training, hyperparameter tuning, and independent evaluation.</text:span></text:p>
        </text:list-item>
        <text:list-item>
          <text:p text:style-name="P68"><text:span text:style-name="T69">Early Stopping: To prevent overfitting, the training process will employ early stopping based on the validation set performance.</text:span></text:p>
        </text:list-item>
      </text:list>
      <text:h text:style-name="P70" text:outline-level="2">5. Sample Data:</text:h>
      <text:p text:style-name="P71"><text:span text:style-name="T72">Timestamp, Pulse Oxygenation (%), ECG (mV), Systolic BP (mmHg), Diastolic BP (mmHg), Health Score<text:s/></text:span><text:span text:style-name="T73"><text:line-break/></text:span><text:span text:style-name="T74">2023-12-25 10:00:00, 97, 0.7, 125, 82, 0.68<text:s/></text:span><text:span text:style-name="T75"><text:line-break/></text:span><text:span text:style-name="T76">2023-12-25 10:01:00, 98, 0.8, 123, 80, 0.72<text:s/></text:span><text:span text:style-name="T77"><text:line-break/></text:span><text:span text:style-name="T78">2023-12-25 10:02:00, 99, 0.6, 120, 78, 0.75</text:span></text:p>
      <text:p text:style-name="P79">This snippet shows three consecutive data points from a single patient record, with each reading contributing to the overall health score calculation.<text:s/>Here once the prediction is complete a label will be created with health score and the health score will be stored in that label.</text:p>
      <text:p text:style-name="P80"/>
      <text:p text:style-name="P81"/>
      <text:soft-page-break/>
      <text:h text:style-name="P82" text:outline-level="2">6.<text:s/>User-Interface:</text:h>
      <text:p text:style-name="P83">The application for user-interface is created by using MIT app inventor with access control for different types of users i.e.,</text:p>
      <text:list text:style-name="LFO3" text:continue-numbering="true">
        <text:list-item>
          <text:list>
            <text:list-item>
              <text:list>
                <text:list-item>
                  <text:p text:style-name="P84">Individual, where they can only view their respective health score.</text:p>
                </text:list-item>
                <text:list-item>
                  <text:p text:style-name="P85">Admin usage where they can manually enter the data into the cloud if ther’s any issue in automated storage of data.</text:p>
                </text:list-item>
              </text:list>
            </text:list-item>
          </text:list>
        </text:list-item>
      </text:list>
      <text:h text:style-name="P86" text:outline-level="2">7.<text:s/>Cloud-Interface:</text:h>
      <text:p text:style-name="P87"><text:span text:style-name="T88">For cloud interface we have used Firebase which is<text:s/></text:span><text:span text:style-name="T89">most</text:span><text:span text:style-name="T90"><text:s/>suitable for interfacing with mobile applications and handling such real-time data. One of the key<text:s/></text:span><text:span text:style-name="T91">advantages<text:s/></text:span><text:span text:style-name="T92">in using th</text:span><text:span text:style-name="T93">is</text:span><text:span text:style-name="T94"><text:s/>cloud interface is<text:s/></text:span><text:span text:style-name="T95">that</text:span><text:span text:style-name="T96"><text:s/></text:span><text:span text:style-name="T97">it</text:span><text:span text:style-name="T98"><text:s/>is fast in both retrieving and storing the data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-asian="Times New Roman" fo:color="#1F1F1F" fo:font-size="12pt" style:font-size-asian="12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text:style-name="WW_CharLFO3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amsi Vulli</meta:initial-creator>
    <dc:creator>Vamsi Vulli</dc:creator>
    <meta:creation-date>2024-01-19T07:38:00Z</meta:creation-date>
    <dc:date>2024-01-19T08:23:00Z</dc:date>
    <meta:template xlink:href="Normal" xlink:type="simple"/>
    <meta:editing-cycles>4</meta:editing-cycles>
    <meta:editing-duration>PT2700S</meta:editing-duration>
    <meta:user-defined meta:name="MSIP_Label_775bdd3b-e988-4957-920d-8c46a0f4dbf5_Enabled">true</meta:user-defined>
    <meta:user-defined meta:name="MSIP_Label_775bdd3b-e988-4957-920d-8c46a0f4dbf5_SetDate">2024-01-19T08:07:19Z</meta:user-defined>
    <meta:user-defined meta:name="MSIP_Label_775bdd3b-e988-4957-920d-8c46a0f4dbf5_Method">Standard</meta:user-defined>
    <meta:user-defined meta:name="MSIP_Label_775bdd3b-e988-4957-920d-8c46a0f4dbf5_Name">defa4170-0d19-0005-0004-bc88714345d2</meta:user-defined>
    <meta:user-defined meta:name="MSIP_Label_775bdd3b-e988-4957-920d-8c46a0f4dbf5_SiteId">a8df62d0-eea9-44ce-b4a2-65baa6380fe4</meta:user-defined>
    <meta:user-defined meta:name="MSIP_Label_775bdd3b-e988-4957-920d-8c46a0f4dbf5_ActionId">21177085-4fd0-41c3-8367-b2a689a906e4</meta:user-defined>
    <meta:user-defined meta:name="MSIP_Label_775bdd3b-e988-4957-920d-8c46a0f4dbf5_ContentBits">0</meta:user-defined>
    <meta:document-statistic meta:page-count="3" meta:paragraph-count="8" meta:word-count="650" meta:character-count="4353" meta:row-count="30" meta:non-whitespace-character-count="3711"/>
  </office:meta>
</office:document-meta>
</file>